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21.0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multiplicaçãoMatriz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6pt" fo:text-shadow="none"/>
    </style:style>
    <style:style style:name="T2" style:family="text">
      <style:text-properties style:font-name="Calibri" style:font-style-complex="normal" style:font-style-asian="normal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12-schedule(stat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0.3563" calcext:value-type="float">
            <text:p>0,3563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2146" calcext:value-type="float">
            <text:p>0,2146</text:p>
          </table:table-cell>
          <table:table-cell table:style-name="ce4" office:value-type="float" office:value="0.2133" calcext:value-type="float">
            <text:p>0,2133</text:p>
          </table:table-cell>
          <table:table-cell table:style-name="ce4" office:value-type="float" office:value="0.2538" calcext:value-type="float">
            <text:p>0,2538</text:p>
          </table:table-cell>
          <table:table-cell table:style-name="ce4" office:value-type="float" office:value="0.2369" calcext:value-type="float">
            <text:p>0,23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66029822926375" calcext:value-type="float">
            <text:p>1,66029822926375</text:p>
          </table:table-cell>
          <table:table-cell table:style-name="ce4" table:formula="of:=[.$B$1]/[.C4]" office:value-type="float" office:value="1.67041725269573" calcext:value-type="float">
            <text:p>1,67041725269573</text:p>
          </table:table-cell>
          <table:table-cell table:style-name="ce4" table:formula="of:=[.$B$1]/[.D4]" office:value-type="float" office:value="1.40386130811663" calcext:value-type="float">
            <text:p>1,40386130811663</text:p>
          </table:table-cell>
          <table:table-cell table:style-name="ce4" table:formula="of:=[.$B$1]/[.E4]" office:value-type="float" office:value="1.5040101308569" calcext:value-type="float">
            <text:p>1,504010130856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830149114631873" calcext:value-type="float">
            <text:p>0,830149114631873</text:p>
          </table:table-cell>
          <table:table-cell table:style-name="ce4" table:formula="of:=[.C5]/[.C3]" office:value-type="float" office:value="0.417604313173933" calcext:value-type="float">
            <text:p>0,417604313173933</text:p>
          </table:table-cell>
          <table:table-cell table:style-name="ce4" table:formula="of:=[.D5]/[.D3]" office:value-type="float" office:value="0.175482663514578" calcext:value-type="float">
            <text:p>0,175482663514578</text:p>
          </table:table-cell>
          <table:table-cell table:style-name="ce4" table:formula="of:=[.E5]/[.E3]" office:value-type="float" office:value="0.0940006331785563" calcext:value-type="float">
            <text:p>0,09400063317855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512" calcext:value-type="float">
            <text:p>512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24-schedule(stat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.6995" calcext:value-type="float">
            <text:p>2,699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1.077" calcext:value-type="float">
            <text:p>1,077</text:p>
          </table:table-cell>
          <table:table-cell table:style-name="ce4" office:value-type="float" office:value="1.0552" calcext:value-type="float">
            <text:p>1,0552</text:p>
          </table:table-cell>
          <table:table-cell table:style-name="ce4" office:value-type="float" office:value="1.1016" calcext:value-type="float">
            <text:p>1,1016</text:p>
          </table:table-cell>
          <table:table-cell table:style-name="ce4" office:value-type="float" office:value="1.0609" calcext:value-type="float">
            <text:p>1,06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2.50649953574745" calcext:value-type="float">
            <text:p>2,50649953574745</text:p>
          </table:table-cell>
          <table:table-cell table:style-name="ce4" table:formula="of:=[.$B$1]/[.C4]" office:value-type="float" office:value="2.55828278999242" calcext:value-type="float">
            <text:p>2,55828278999242</text:p>
          </table:table-cell>
          <table:table-cell table:style-name="ce4" table:formula="of:=[.$B$1]/[.D4]" office:value-type="float" office:value="2.45052650689906" calcext:value-type="float">
            <text:p>2,45052650689906</text:p>
          </table:table-cell>
          <table:table-cell table:style-name="ce4" table:formula="of:=[.$B$1]/[.E4]" office:value-type="float" office:value="2.54453765670657" calcext:value-type="float">
            <text:p>2,5445376567065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25324976787372" calcext:value-type="float">
            <text:p>1,25324976787372</text:p>
          </table:table-cell>
          <table:table-cell table:style-name="ce4" table:formula="of:=[.C5]/[.C3]" office:value-type="float" office:value="0.639570697498105" calcext:value-type="float">
            <text:p>0,639570697498105</text:p>
          </table:table-cell>
          <table:table-cell table:style-name="ce4" table:formula="of:=[.D5]/[.D3]" office:value-type="float" office:value="0.306315813362382" calcext:value-type="float">
            <text:p>0,306315813362382</text:p>
          </table:table-cell>
          <table:table-cell table:style-name="ce4" table:formula="of:=[.E5]/[.E3]" office:value-type="float" office:value="0.159033603544161" calcext:value-type="float">
            <text:p>0,15903360354416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48-schedule(stat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0.3243" calcext:value-type="float">
            <text:p>20,3243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8.9415" calcext:value-type="float">
            <text:p>8,9415</text:p>
          </table:table-cell>
          <table:table-cell table:style-name="ce4" office:value-type="float" office:value="7.6758" calcext:value-type="float">
            <text:p>7,6758</text:p>
          </table:table-cell>
          <table:table-cell table:style-name="ce4" office:value-type="float" office:value="7.6549" calcext:value-type="float">
            <text:p>7,6549</text:p>
          </table:table-cell>
          <table:table-cell table:style-name="ce4" office:value-type="float" office:value="7.4943" calcext:value-type="float">
            <text:p>7,49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2.27303025219482" calcext:value-type="float">
            <text:p>2,27303025219482</text:p>
          </table:table-cell>
          <table:table-cell table:style-name="ce4" table:formula="of:=[.$B$1]/[.C4]" office:value-type="float" office:value="2.64784126735975" calcext:value-type="float">
            <text:p>2,64784126735975</text:p>
          </table:table-cell>
          <table:table-cell table:style-name="ce4" table:formula="of:=[.$B$1]/[.D4]" office:value-type="float" office:value="2.6550706083685" calcext:value-type="float">
            <text:p>2,6550706083685</text:p>
          </table:table-cell>
          <table:table-cell table:style-name="ce4" table:formula="of:=[.$B$1]/[.E4]" office:value-type="float" office:value="2.71196776216591" calcext:value-type="float">
            <text:p>2,7119677621659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13651512609741" calcext:value-type="float">
            <text:p>1,13651512609741</text:p>
          </table:table-cell>
          <table:table-cell table:style-name="ce4" table:formula="of:=[.C5]/[.C3]" office:value-type="float" office:value="0.661960316839939" calcext:value-type="float">
            <text:p>0,661960316839939</text:p>
          </table:table-cell>
          <table:table-cell table:style-name="ce4" table:formula="of:=[.D5]/[.D3]" office:value-type="float" office:value="0.331883826046062" calcext:value-type="float">
            <text:p>0,331883826046062</text:p>
          </table:table-cell>
          <table:table-cell table:style-name="ce4" table:formula="of:=[.E5]/[.E3]" office:value-type="float" office:value="0.16949798513537" calcext:value-type="float">
            <text:p>0,16949798513537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4096" calcext:value-type="float">
            <text:p>4.096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12-schedule(dynam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0.3275" calcext:value-type="float">
            <text:p>0,327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2281" calcext:value-type="float">
            <text:p>0,2281</text:p>
          </table:table-cell>
          <table:table-cell table:style-name="ce4" office:value-type="float" office:value="0.1782" calcext:value-type="float">
            <text:p>0,1782</text:p>
          </table:table-cell>
          <table:table-cell table:style-name="ce4" office:value-type="float" office:value="0.2356" calcext:value-type="float">
            <text:p>0,2356</text:p>
          </table:table-cell>
          <table:table-cell table:style-name="ce4" office:value-type="float" office:value="0.2301" calcext:value-type="float">
            <text:p>0,230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43577378342832" calcext:value-type="float">
            <text:p>1,43577378342832</text:p>
          </table:table-cell>
          <table:table-cell table:style-name="ce4" table:formula="of:=[.$B$1]/[.C4]" office:value-type="float" office:value="1.837822671156" calcext:value-type="float">
            <text:p>1,837822671156</text:p>
          </table:table-cell>
          <table:table-cell table:style-name="ce4" table:formula="of:=[.$B$1]/[.D4]" office:value-type="float" office:value="1.39006791171477" calcext:value-type="float">
            <text:p>1,39006791171477</text:p>
          </table:table-cell>
          <table:table-cell table:style-name="ce4" table:formula="of:=[.$B$1]/[.E4]" office:value-type="float" office:value="1.42329421990439" calcext:value-type="float">
            <text:p>1,4232942199043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717886891714161" calcext:value-type="float">
            <text:p>0,717886891714161</text:p>
          </table:table-cell>
          <table:table-cell table:style-name="ce4" table:formula="of:=[.C5]/[.C3]" office:value-type="float" office:value="0.459455667789001" calcext:value-type="float">
            <text:p>0,459455667789001</text:p>
          </table:table-cell>
          <table:table-cell table:style-name="ce4" table:formula="of:=[.D5]/[.D3]" office:value-type="float" office:value="0.173758488964346" calcext:value-type="float">
            <text:p>0,173758488964346</text:p>
          </table:table-cell>
          <table:table-cell table:style-name="ce4" table:formula="of:=[.E5]/[.E3]" office:value-type="float" office:value="0.0889558887440243" calcext:value-type="float">
            <text:p>0,08895588874402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512" calcext:value-type="float">
            <text:p>512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24-schedule(dynam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.7059" calcext:value-type="float">
            <text:p>2,7059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9827" calcext:value-type="float">
            <text:p>0,9827</text:p>
          </table:table-cell>
          <table:table-cell table:style-name="ce4" office:value-type="float" office:value="0.8648" calcext:value-type="float">
            <text:p>0,8648</text:p>
          </table:table-cell>
          <table:table-cell table:style-name="ce4" office:value-type="float" office:value="0.8949" calcext:value-type="float">
            <text:p>0,8949</text:p>
          </table:table-cell>
          <table:table-cell table:style-name="ce4" office:value-type="float" office:value="1.1675" calcext:value-type="float">
            <text:p>1,16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2.75353617584207" calcext:value-type="float">
            <text:p>2,75353617584207</text:p>
          </table:table-cell>
          <table:table-cell table:style-name="ce4" table:formula="of:=[.$B$1]/[.C4]" office:value-type="float" office:value="3.12893154486586" calcext:value-type="float">
            <text:p>3,12893154486586</text:p>
          </table:table-cell>
          <table:table-cell table:style-name="ce4" table:formula="of:=[.$B$1]/[.D4]" office:value-type="float" office:value="3.02368979774276" calcext:value-type="float">
            <text:p>3,02368979774276</text:p>
          </table:table-cell>
          <table:table-cell table:style-name="ce4" table:formula="of:=[.$B$1]/[.E4]" office:value-type="float" office:value="2.31768736616702" calcext:value-type="float">
            <text:p>2,3176873661670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37676808792103" calcext:value-type="float">
            <text:p>1,37676808792103</text:p>
          </table:table-cell>
          <table:table-cell table:style-name="ce4" table:formula="of:=[.C5]/[.C3]" office:value-type="float" office:value="0.782232886216466" calcext:value-type="float">
            <text:p>0,782232886216466</text:p>
          </table:table-cell>
          <table:table-cell table:style-name="ce4" table:formula="of:=[.D5]/[.D3]" office:value-type="float" office:value="0.377961224717846" calcext:value-type="float">
            <text:p>0,377961224717846</text:p>
          </table:table-cell>
          <table:table-cell table:style-name="ce4" table:formula="of:=[.E5]/[.E3]" office:value-type="float" office:value="0.144855460385439" calcext:value-type="float">
            <text:p>0,144855460385439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48-schedule(dynam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0.3365" calcext:value-type="float">
            <text:p>20,336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6.5836" calcext:value-type="float">
            <text:p>6,5836</text:p>
          </table:table-cell>
          <table:table-cell table:style-name="ce4" office:value-type="float" office:value="6.7818" calcext:value-type="float">
            <text:p>6,7818</text:p>
          </table:table-cell>
          <table:table-cell table:style-name="ce4" office:value-type="float" office:value="6.6852" calcext:value-type="float">
            <text:p>6,6852</text:p>
          </table:table-cell>
          <table:table-cell table:style-name="ce4" office:value-type="float" office:value="6.6392" calcext:value-type="float">
            <text:p>6,63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3.08896348502339" calcext:value-type="float">
            <text:p>3,08896348502339</text:p>
          </table:table-cell>
          <table:table-cell table:style-name="ce4" table:formula="of:=[.$B$1]/[.C4]" office:value-type="float" office:value="2.99868766404199" calcext:value-type="float">
            <text:p>2,99868766404199</text:p>
          </table:table-cell>
          <table:table-cell table:style-name="ce4" table:formula="of:=[.$B$1]/[.D4]" office:value-type="float" office:value="3.04201818943338" calcext:value-type="float">
            <text:p>3,04201818943338</text:p>
          </table:table-cell>
          <table:table-cell table:style-name="ce4" table:formula="of:=[.$B$1]/[.E4]" office:value-type="float" office:value="3.06309495119894" calcext:value-type="float">
            <text:p>3,0630949511989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5444817425117" calcext:value-type="float">
            <text:p>1,5444817425117</text:p>
          </table:table-cell>
          <table:table-cell table:style-name="ce4" table:formula="of:=[.C5]/[.C3]" office:value-type="float" office:value="0.749671916010499" calcext:value-type="float">
            <text:p>0,749671916010499</text:p>
          </table:table-cell>
          <table:table-cell table:style-name="ce4" table:formula="of:=[.D5]/[.D3]" office:value-type="float" office:value="0.380252273679172" calcext:value-type="float">
            <text:p>0,380252273679172</text:p>
          </table:table-cell>
          <table:table-cell table:style-name="ce4" table:formula="of:=[.E5]/[.E3]" office:value-type="float" office:value="0.191443434449934" calcext:value-type="float">
            <text:p>0,19144343444993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4096" calcext:value-type="float">
            <text:p>4.096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12-schedule(guided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0.3558" calcext:value-type="float">
            <text:p>0,3558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1812" calcext:value-type="float">
            <text:p>0,1812</text:p>
          </table:table-cell>
          <table:table-cell table:style-name="ce4" office:value-type="float" office:value="0.1538" calcext:value-type="float">
            <text:p>0,1538</text:p>
          </table:table-cell>
          <table:table-cell table:style-name="ce4" office:value-type="float" office:value="0.2147" calcext:value-type="float">
            <text:p>0,2147</text:p>
          </table:table-cell>
          <table:table-cell table:style-name="ce4" office:value-type="float" office:value="0.192" calcext:value-type="float">
            <text:p>0,1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9635761589404" calcext:value-type="float">
            <text:p>1,9635761589404</text:p>
          </table:table-cell>
          <table:table-cell table:style-name="ce4" table:formula="of:=[.$B$1]/[.C4]" office:value-type="float" office:value="2.31339401820546" calcext:value-type="float">
            <text:p>2,31339401820546</text:p>
          </table:table-cell>
          <table:table-cell table:style-name="ce4" table:formula="of:=[.$B$1]/[.D4]" office:value-type="float" office:value="1.65719608756404" calcext:value-type="float">
            <text:p>1,65719608756404</text:p>
          </table:table-cell>
          <table:table-cell table:style-name="ce4" table:formula="of:=[.$B$1]/[.E4]" office:value-type="float" office:value="1.853125" calcext:value-type="float">
            <text:p>1,85312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981788079470199" calcext:value-type="float">
            <text:p>0,981788079470199</text:p>
          </table:table-cell>
          <table:table-cell table:style-name="ce4" table:formula="of:=[.C5]/[.C3]" office:value-type="float" office:value="0.578348504551365" calcext:value-type="float">
            <text:p>0,578348504551365</text:p>
          </table:table-cell>
          <table:table-cell table:style-name="ce4" table:formula="of:=[.D5]/[.D3]" office:value-type="float" office:value="0.207149510945505" calcext:value-type="float">
            <text:p>0,207149510945505</text:p>
          </table:table-cell>
          <table:table-cell table:style-name="ce4" table:formula="of:=[.E5]/[.E3]" office:value-type="float" office:value="0.1158203125" calcext:value-type="float">
            <text:p>0,1158203125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512" calcext:value-type="float">
            <text:p>512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24-schedule(guided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.6915" calcext:value-type="float">
            <text:p>2,691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8968" calcext:value-type="float">
            <text:p>0,8968</text:p>
          </table:table-cell>
          <table:table-cell table:style-name="ce4" office:value-type="float" office:value="0.8607" calcext:value-type="float">
            <text:p>0,8607</text:p>
          </table:table-cell>
          <table:table-cell table:style-name="ce4" office:value-type="float" office:value="1.0125" calcext:value-type="float">
            <text:p>1,0125</text:p>
          </table:table-cell>
          <table:table-cell table:style-name="ce4" office:value-type="float" office:value="0.9651" calcext:value-type="float">
            <text:p>0,96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3.00122658340767" calcext:value-type="float">
            <text:p>3,00122658340767</text:p>
          </table:table-cell>
          <table:table-cell table:style-name="ce4" table:formula="of:=[.$B$1]/[.C4]" office:value-type="float" office:value="3.1271058440804" calcext:value-type="float">
            <text:p>3,1271058440804</text:p>
          </table:table-cell>
          <table:table-cell table:style-name="ce4" table:formula="of:=[.$B$1]/[.D4]" office:value-type="float" office:value="2.65827160493827" calcext:value-type="float">
            <text:p>2,65827160493827</text:p>
          </table:table-cell>
          <table:table-cell table:style-name="ce4" table:formula="of:=[.$B$1]/[.E4]" office:value-type="float" office:value="2.78883017303906" calcext:value-type="float">
            <text:p>2,7888301730390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50061329170384" calcext:value-type="float">
            <text:p>1,50061329170384</text:p>
          </table:table-cell>
          <table:table-cell table:style-name="ce4" table:formula="of:=[.C5]/[.C3]" office:value-type="float" office:value="0.7817764610201" calcext:value-type="float">
            <text:p>0,7817764610201</text:p>
          </table:table-cell>
          <table:table-cell table:style-name="ce4" table:formula="of:=[.D5]/[.D3]" office:value-type="float" office:value="0.332283950617284" calcext:value-type="float">
            <text:p>0,332283950617284</text:p>
          </table:table-cell>
          <table:table-cell table:style-name="ce4" table:formula="of:=[.E5]/[.E3]" office:value-type="float" office:value="0.174301885814941" calcext:value-type="float">
            <text:p>0,17430188581494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48-schedule(guided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0.2555" calcext:value-type="float">
            <text:p>20,255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6.8324" calcext:value-type="float">
            <text:p>6,8324</text:p>
          </table:table-cell>
          <table:table-cell table:style-name="ce4" office:value-type="float" office:value="6.6301" calcext:value-type="float">
            <text:p>6,6301</text:p>
          </table:table-cell>
          <table:table-cell table:style-name="ce4" office:value-type="float" office:value="7.228" calcext:value-type="float">
            <text:p>7,228</text:p>
          </table:table-cell>
          <table:table-cell table:style-name="ce4" office:value-type="float" office:value="6.619" calcext:value-type="float">
            <text:p>6,6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2.9646244365084" calcext:value-type="float">
            <text:p>2,9646244365084</text:p>
          </table:table-cell>
          <table:table-cell table:style-name="ce4" table:formula="of:=[.$B$1]/[.C4]" office:value-type="float" office:value="3.05508212545814" calcext:value-type="float">
            <text:p>3,05508212545814</text:p>
          </table:table-cell>
          <table:table-cell table:style-name="ce4" table:formula="of:=[.$B$1]/[.D4]" office:value-type="float" office:value="2.80236579966796" calcext:value-type="float">
            <text:p>2,80236579966796</text:p>
          </table:table-cell>
          <table:table-cell table:style-name="ce4" table:formula="of:=[.$B$1]/[.E4]" office:value-type="float" office:value="3.06020546910409" calcext:value-type="float">
            <text:p>3,0602054691040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4823122182542" calcext:value-type="float">
            <text:p>1,4823122182542</text:p>
          </table:table-cell>
          <table:table-cell table:style-name="ce4" table:formula="of:=[.C5]/[.C3]" office:value-type="float" office:value="0.763770531364535" calcext:value-type="float">
            <text:p>0,763770531364535</text:p>
          </table:table-cell>
          <table:table-cell table:style-name="ce4" table:formula="of:=[.D5]/[.D3]" office:value-type="float" office:value="0.350295724958495" calcext:value-type="float">
            <text:p>0,350295724958495</text:p>
          </table:table-cell>
          <table:table-cell table:style-name="ce4" table:formula="of:=[.E5]/[.E3]" office:value-type="float" office:value="0.191262841819006" calcext:value-type="float">
            <text:p>0,19126284181900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4096" calcext:value-type="float">
            <text:p>4.096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0:01:33.9401477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dutoInternoVetores" style:display-name="PageStyle_produtoInternoVe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icaçãoMatrizes" style:display-name="PageStyle_multiplicaçãoMatriz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DerivadaParcial" style:display-name="PageStyle_matrizDerivadaParci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0:31:30</meta:creation-date>
    <meta:initial-creator>Vinicius</meta:initial-creator>
    <dc:language>pt-BR</dc:language>
    <dc:date>2019-12-07T10:47:03.671154293</dc:date>
    <meta:editing-cycles>6</meta:editing-cycles>
    <meta:editing-duration>PT8H19M10S</meta:editing-duration>
    <meta:generator>LibreOffice/6.0.7.3$Linux_X86_64 LibreOffice_project/00m0$Build-3</meta:generator>
    <meta:document-statistic meta:table-count="9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